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fo:orphans="0" fo:widows="0">
        <style:tab-stops>
          <style:tab-stop style:position="3.25in" style:type="center"/>
        </style:tab-stops>
      </style:paragraph-properties>
    </style:style>
    <style:style style:name="P2" style:family="paragraph" style:parent-style-name="Standard">
      <style:paragraph-properties fo:orphans="0" fo:widows="0">
        <style:tab-stops>
          <style:tab-stop style:position="3.25in" style:type="center"/>
        </style:tab-stops>
      </style:paragraph-properties>
      <style:text-properties fo:font-weight="bold" style:font-weight-asian="bold"/>
    </style:style>
    <style:style style:name="P3" style:family="paragraph" style:parent-style-name="Standard">
      <style:paragraph-properties fo:orphans="0" fo:widows="0">
        <style:tab-stops/>
      </style:paragraph-properties>
    </style:style>
    <style:style style:name="P4" style:family="paragraph" style:parent-style-name="Standard">
      <style:paragraph-properties fo:margin-left="0.5in" fo:margin-right="0in" fo:orphans="0" fo:widows="0" fo:text-indent="-0.5in" style:auto-text-indent="false">
        <style:tab-stops/>
      </style:paragraph-properties>
    </style:style>
    <style:style style:name="P5" style:family="paragraph" style:parent-style-name="Standard" style:master-page-name="Standard">
      <style:paragraph-properties fo:text-align="justify" style:justify-single-word="false" fo:orphans="0" fo:widows="0" style:page-number="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5"/>
      <text:p text:style-name="P1"><text:tab/><text:span text:style-name="T2">CS-312 Huffman Encoding Programming</text:span></text:p>
      <text:p text:style-name="P2"><text:tab/>Last Revised: July 2000</text:p>
      <text:p text:style-name="P3"/>
      <text:p text:style-name="P3"/>
      <text:p text:style-name="P3"><text:span text:style-name="T1">Introduction</text:span>:</text:p>
      <text:p text:style-name="P3"/>
      <text:p text:style-name="P3">The goal of this problem is to write a program that implements the Huffman encoding technique of data compression. The program, called HUFF, will take two file names on the command line. It will read the first file and put the compressed results into the second file. I will provide a de-compression program, called PUFF, that also takes two filenames on the command line. It will read the first file and put the uncompressed results into the second file.</text:p>
      <text:p text:style-name="P3"/>
      <text:p text:style-name="P3"><text:tab/>F:\&gt; HUFF input.fil input.huf</text:p>
      <text:p text:style-name="P3"/>
      <text:p text:style-name="P3">will compress 'input.fil' into the file 'input.huf.'</text:p>
      <text:p text:style-name="P3"/>
      <text:p text:style-name="P3"><text:tab/>F:\&gt; PUFF input.huf output.fil</text:p>
      <text:p text:style-name="P3"/>
      <text:p text:style-name="P3">will decompress 'input.huf' to 'output.fil.'</text:p>
      <text:p text:style-name="P3"/>
      <text:p text:style-name="P3">HUFF must be able to process any (binary) file as well as plain text files. You do not need to worry about write errors while writing the output file. Such errors are typically due to</text:p>
      <text:p text:style-name="P3">insufficient disk space; in a "real" version of HUFF, it would be essential to deal with them. However, this problem is complicated enough without that extra wrinkle!</text:p>
      <text:p text:style-name="P3"/>
      <text:p text:style-name="P3"><text:span text:style-name="T1">Implementation Details</text:span>:</text:p>
      <text:p text:style-name="P3"/>
      <text:p text:style-name="P3">Write your program so that it accepts two filenames on the command line. If the user does not provide two names, print a usage message and terminate. Your first move is to open the input file IN BINARY MODE, read through it byte by byte, and increment counters in an array. The array will have to be an array of structures</text:p>
      <text:p text:style-name="P3"/>
      <text:p text:style-name="P3"><text:tab/>struct CodeTree_Node {</text:p>
      <text:p text:style-name="P3"><text:tab/> <text:s/>long Count;</text:p>
      <text:p text:style-name="P3"><text:tab/> <text:s/>struct CodeTree_Node *Left;</text:p>
      <text:p text:style-name="P3"><text:tab/> <text:s/>struct CodeTree_Node *Right;</text:p>
      <text:p text:style-name="P3"><text:tab/> <text:s/>struct CodeTree_Node *Parent;</text:p>
      <text:p text:style-name="P3"><text:tab/>};</text:p>
      <text:p text:style-name="P3"/>
      <text:p text:style-name="P3"><text:tab/>struct CodeTree_Node Leaves[256];</text:p>
      <text:p text:style-name="P3"/>
      <text:p text:style-name="P3">Be sure the counters are initially all zero and the pointers are initially all NULL. Then, to increment the counters, you end up doing things like</text:p>
      <text:p text:style-name="P3"/>
      <text:p text:style-name="P3"><text:tab/>Leaves[Ch].Counter++;</text:p>
      <text:p text:style-name="P3"/>
      <text:p text:style-name="P3">inside of a loop. This is the first activity you must worry about. You can check your work by <text:soft-page-break/>printing out the counters after the file has been read (and closed) to see if they look reasonable.</text:p>
      <text:p text:style-name="P3"/>
      <text:p text:style-name="P3"/>
      <text:p text:style-name="P3">You will also need an array of (struct CodeTree_Node *) to keep track of where you are in the process of building the code tree.</text:p>
      <text:p text:style-name="P3"/>
      <text:p text:style-name="P3"><text:tab/>struct CodeTree_Node *Active[256];</text:p>
      <text:p text:style-name="P3"><text:tab/>int Active_Count = 256;</text:p>
      <text:p text:style-name="P3"/>
      <text:p text:style-name="P3">Notice that Active_Count contains the number of interesting entries in Actives. This number will change as the code tree is built, so you need to keep track of it. Initialize things so that Active[0]</text:p>
      <text:p text:style-name="P3">points at Leaves[0], Active[1] points at Leaves[1], etc. </text:p>
      <text:p text:style-name="P3"/>
      <text:p text:style-name="P3">Then, build the code tree. This involves searching the nodes pointed at by the elements of Actives. You must find the nodes with the smallest two counts. Next, you must create a new node and set</text:p>
      <text:p text:style-name="P3">the Left and Right members of that node to point at the nodes you previously found. Point Left at the node with the smaller count. If the counts are the same, point Left at the node found with the</text:p>
      <text:p text:style-name="P3">smaller index in Active[].</text:p>
      <text:p text:style-name="P3"/>
      <text:p text:style-name="P3">Set Parent for the two nodes to point at your new node. Set Counter of the new node to equal the sum of the counters in the two nodes. Set Parent of the new node equal to NULL. Finally, remove the pointers to the two nodes from Active[] and install a pointer to the new node in Active[]. Install the pointer into the slot with the lower index.</text:p>
      <text:p text:style-name="P3"/>
      <text:p text:style-name="P3">You must repeat this process until there is only one pointer in Active[]. That pointer will then point at the root of the code tree. The root node should have a counter equal to the sum of the</text:p>
      <text:p text:style-name="P3">all the counters in the leaves. CHECK IT!</text:p>
      <text:p text:style-name="P3"/>
      <text:p text:style-name="P3">Associated with the Leaves array, there must also be an array of Martel Strings to hold the bit patterns for each byte.</text:p>
      <text:p text:style-name="P3"/>
      <text:p text:style-name="P3"><text:tab/>String The_Codes[256];</text:p>
      <text:p text:style-name="P3"/>
      <text:p text:style-name="P3">You do not need to worry about initializing these strings. Since HUFF is a C++ program (as it must be to understand the material in STRING.HPP), the C++ compiler will arrange for the String constructor to be executed on each element in The_Codes[].</text:p>
      <text:p text:style-name="P3"/>
      <text:p text:style-name="P3">To find the bit pattern for a particular byte, start at it's leaf node (ie Leaves[Ch]), and follow the Parent pointer up until you reach the root node (Parent == NULL). Each time you pass by a</text:p>
      <text:p text:style-name="P3">'Left' pointer, append a '0' to the corresponding string. Each time you pass by a 'Right' pointer, append a '1' to the corresponding string. Since this method will generate the bits in the wrong</text:p>
      <text:p text:style-name="P3">order, call strrev() in the Borland library (#include &lt;string.h&gt;) to reverse the string once you have reached the root node.</text:p>
      <text:p text:style-name="P3"/>
      <text:p text:style-name="P3">Print the bit patterns associated with each byte to check your work.</text:p>
      <text:p text:style-name="P3"/>
      <text:p text:style-name="P3">Finally you must scan the input file again. This time, for each character you read from the input, <text:soft-page-break/>you must emit the appropriate bits for that character to your output file. You will need to use</text:p>
      <text:p text:style-name="P3">the Bit_File abstract type that you developed previously. PUFF will expect the first 1024 bytes of the compressed file to be an array of long integers that store the counts for each character. PUFF</text:p>
      <text:p text:style-name="P3">needs that information to rebuild the code tree so it can interpret the bit patterns in the rest of the compressed file. You will need to create another array</text:p>
      <text:p text:style-name="P3"/>
      <text:p text:style-name="P3"><text:tab/>long<text:tab/>Raw_Counts[256];</text:p>
      <text:p text:style-name="P3"/>
      <text:p text:style-name="P3">to hold those counts only (no pointers!). You will need to write this array into the output file with Write_BitHeader() before you start compressing the input.</text:p>
      <text:p text:style-name="P3"/>
      <text:p text:style-name="P3"/>
      <text:p text:style-name="P3"><text:span text:style-name="T1">Additional Requirements</text:span>:</text:p>
      <text:p text:style-name="P3"/>
      <text:p text:style-name="P3">I will provide the executable version of PUFF for you to use to test your final program. You must follow the requirements outlined below to insure that your HUFF and my PUFF are compatible. These are arbitrary decisions, but they must be consistent between the compression program and the decompression program.</text:p>
      <text:p text:style-name="P3"/>
      <text:p text:style-name="P4">1.<text:tab/>Associate a 1 bit with the 'Left' pointer and a 0 bit with the 'Right' pointer.</text:p>
      <text:p text:style-name="P3"/>
      <text:p text:style-name="P4">2.<text:tab/>In cases where Left and Right point at structures containing counts with the same value, associate Left with the count found using the pointer with the smallest index in Actives[].</text:p>
      <text:p text:style-name="P3"/>
      <text:p text:style-name="P3">In other words if one of the counts is in the structure pointed at by Actives[23], and the other is in the structure pointed at by Actives[78], you should point Left at the structure pointed at by Actives[23] and Right at the other one.</text:p>
      <text:p text:style-name="P3"/>
      <text:p text:style-name="P3">The above conditions should insure that your HUFF and my PUFF will build the same code tree and assign the same codes.</text:p>
      <text:p text:style-name="P3"/>
      <text:p text:style-name="P4">3.<text:tab/>Put_Bit() should install the bits from bit zero toward bit seven.</text:p>
      <text:p text:style-name="P3"/>
      <text:p text:style-name="P3">The above condition should insure that your HUFF will write code sequences to the Bit_File in the same order as my PUFF will read them.</text:p>
      <text:p text:style-name="P3"/>
      <text:p text:style-name="P3">Be sure also, to output the bits from a code sequence "from left to right." That is, if the code for a certain letter was "00110," you should write the bits to the bit file in the order, 0, 0, 1, 1, and</text:p>
      <text:p text:style-name="P3">0. Since these will be installed in the Bit_File in least significant to most significant order, the byte in the Bit_File would look like:</text:p>
      <text:p text:style-name="P3"/>
      <text:p text:style-name="P3"><text:tab/>xxxx01100</text:p>
      <text:p text:style-name="P3"/>
      <text:p text:style-name="P3">where 'x' means unfilled so far.</text:p>
      <text:p text:style-name="P3"/>
      <text:p text:style-name="P3">This condition is essential. If you output the bits in the wrong order, the codes will be ambiguous and it will be impossible to decompress the file correc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3-10-05T17:10:02</meta:creation-date>
    <dc:creator>Peter Chapin</dc:creator>
    <dc:date>2005-04-06T15:51:35</dc:date>
    <meta:print-date>2012-01-00T00:00:00</meta:print-date>
    <dc:language>en-US</dc:language>
    <meta:editing-cycles>2</meta:editing-cycles>
    <meta:editing-duration>PT57S</meta:editing-duration>
    <meta:document-statistic meta:table-count="0" meta:image-count="0" meta:object-count="0" meta:page-count="3" meta:paragraph-count="58" meta:word-count="1185" meta:character-count="6738" meta:non-whitespace-character-count="5585"/>
    <meta:user-defined meta:name="Info 1"/>
    <meta:user-defined meta:name="Info 2"/>
    <meta:user-defined meta:name="Info 3"/>
    <meta:user-defined meta:name="Info 4"/>
  </office:meta>
</office:document-meta>
</file>